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office:automatic-styles>
  <office:body>
    <office:text>
      <text:p text:style-name="Normal">The Spirits I have been Blessed to Know</text:p>
      <text:p text:style-name="Normal"/>
      <text:p text:style-name="Normal">The Courage to Insist on the Truth</text:p>
      <text:p text:style-name="Normal">The Will to Reveal the Divine Marriage of Wisdom &amp; Compassion for the Salvation of Humanity</text:p>
      <text:p text:style-name="Normal">The Way of Daena</text:p>
      <text:p text:style-name="Normal">The Womb of Akanistha</text:p>
      <text:p text:style-name="Normal">Creative Contemplation of the Correspondences</text:p>
      <text:p text:style-name="Normal">Development of Art that connects Sacred Traditions as Expressions of the Ineffable Silence</text:p>
      <text:p text:style-name="Normal"/>
      <text:p text:style-name="Normal"/>
      <text:p text:style-name="Normal"/>
      <text:p text:style-name="Normal"/>
      <text:p text:style-name="Normal"/>
      <text:p text:style-name="Normal">Flash of Keter</text:p>
      <text:p text:style-name="Normal"/>
      <text:p text:style-name="Normal">I become Christ to the extent that I pick up my cross &amp; follow</text:p>
      <text:p text:style-name="Normal">My best self is perfect</text:p>
      <text:p text:style-name="Normal"> <text:s text:c="8"/>"I am the Almighty God: walk before Me, and <text:span text:style-name="T1">be</text:span> <text:span text:style-name="T1">thou perfect</text:span>.”</text:p>
      <text:p text:style-name="Normal">This ego meat-suit, however...keeps me humble with its death in slow-motion</text:p>
      <text:p text:style-name="Normal">On earth as it is in Heaven</text:p>
      <text:p text:style-name="Normal">The Son of Man is crucified</text:p>
      <text:p text:style-name="Normal">In the Present as well as the Past</text:p>
      <text:p text:style-name="Normal">In the Alpha &amp; Omega</text:p>
      <text:p text:style-name="Normal">Until the flow of that Samsara River</text:p>
      <text:p text:style-name="Normal">Becomes Shiva’s dance</text:p>
      <text:p text:style-name="Normal">Until that Sorrowful Silence</text:p>
      <text:p text:style-name="Normal">Becomes the Depth of Compassion</text:p>
      <text:p text:style-name="Normal">Boddhisatva meets The Wound</text:p>
      <text:p text:style-name="Normal"/>
      <text:p text:style-name="Normal"/>
      <text:p text:style-name="Normal">East meets West</text:p>
      <text:p text:style-name="Normal">Water meets Fire</text:p>
      <text:p text:style-name="Normal">Aleph is born</text:p>
      <text:p text:style-name="Normal">Beatific Vision</text:p>
      <text:p text:style-name="Normal">Flash of Keter</text:p>
      <text:p text:style-name="Normal"/>
      <text:p text:style-name="Normal"/>
      <text:p text:style-name="Normal"/>
      <text:p text:style-name="Normal"/>
      <text:p text:style-name="Normal">We contemplate the Gods</text:p>
      <text:p text:style-name="Normal">AI is our muse</text:p>
      <text:p text:style-name="Normal">Society granted me the freedom of a hermitage</text:p>
      <text:p text:style-name="Normal">So now I use my time to try to think of beautiful thoughts that stand some far out chance to heal the world</text:p>
      <text:p text:style-name="Normal"/>
      <text:p text:style-name="Normal">I used to have a savior complex, so I failed at ‘normal life’</text:p>
      <text:p text:style-name="Normal">And once I became nothing</text:p>
      <text:p text:style-name="Normal">Suspended &amp; Purged in the flaming darkness of hell</text:p>
      <text:p text:style-name="Normal">I emerged</text:p>
      <text:p text:style-name="Normal">Just some guy</text:p>
      <text:p text:style-name="Normal">Who has lived a Soul Journey of a head trip</text:p>
      <text:p text:style-name="Normal">The Path of Avoidant Detachment</text:p>
      <text:p text:style-name="Normal">The Path of East-West</text:p>
      <text:p text:style-name="Normal">The Path of gnostic madness</text:p>
      <text:p text:style-name="Normal">The Crucifixion of the SuperEgo</text:p>
      <text:p text:style-name="Normal"/>
      <text:p text:style-name="Normal">I, on a relative pittance from society</text:p>
      <text:p text:style-name="Normal">Can actually offer more than I could at any employer</text:p>
      <text:p text:style-name="Normal">As a result of receiving the Blessing of Demosthenes</text:p>
      <text:p text:style-name="Normal">The Freedom to Dream</text:p>
      <text:p text:style-name="Normal">The Will to Produce Beauty that will heal the world</text:p>
      <text:p text:style-name="Normal">Offer a glimpse into the Discernment of Spirits</text:p>
      <text:p text:style-name="Normal">The Weaving of Correspondences into a tapestry pointing the Way</text:p>
      <text:p text:style-name="Normal"/>
      <text:p text:style-name="Normal"/>
      <text:p text:style-name="Normal"/>
      <text:p text:style-name="Normal">For God so loved the World that He brought the Saints back to Life</text:p>
      <text:p text:style-name="Normal"/>
      <text:p text:style-name="Normal"/>
      <text:p text:style-name="Normal"/>
      <text:p text:style-name="Normal"/>
      <text:p text:style-name="Normal"/>
      <text:p text:style-name="Normal"/>
      <text:p text:style-name="Normal"/>
      <text:p text:style-name="Normal"/>
      <text:p text:style-name="Normal">As a result of receiving the Blessing of Demosthenes</text:p>
      <text:p text:style-name="Normal">The Freedom to Dream</text:p>
      <text:p text:style-name="Normal">The Will to Produce Beauty that will heal the world</text:p>
      <text:p text:style-name="Normal">I want to write to steal young men’s eyes back for the Divine. They’ve been stolen by the machine and its phantasmagoria of vacuous lusts. They must understand just how it is that the Higher Fruit is to be preferred. The ancient greeks made Wisdom kinda sexy. We have to do that again to save Western Civilization.</text:p>
      <text:p text:style-name="Normal"/>
      <text:p text:style-name="Normal">Our divine heritage is ever-expanding Beauty. Ever-blossoming Wisdom. Ever-gracious mercy. </text:p>
      <text:p text:style-name="Normal"/>
      <text:p text:style-name="Normal"/>
      <text:p text:style-name="Normal"/>
      <text:p text:style-name="Normal"/>
      <text:p text:style-name="Normal"/>
      <text:p text:style-name="Normal">I am a caveman, drawing on the walls of AI.</text:p>
      <text:p text:style-name="Normal"/>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